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3" style:family="paragraph" style:parent-style-name="Standard">
      <style:paragraph-properties fo:break-before="page"/>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4" style:family="paragraph" style:parent-style-name="Standard">
      <style:paragraph-properties fo:break-before="page"/>
      <style:text-properties fo:color="#ffffff" fo:font-size="16pt" style:font-size-asian="16pt" style:font-size-complex="16pt"/>
    </style:style>
    <style:style style:name="P5" style:family="paragraph" style:parent-style-name="Standard">
      <style:text-properties fo:color="#ffffff" fo:font-size="16pt" style:font-size-asian="16pt" style:font-size-complex="16pt"/>
    </style:style>
    <style:style style:name="P6" style:family="paragraph" style:parent-style-name="Standard" style:list-style-name="L1">
      <style:text-properties fo:color="#ffffff" fo:font-size="16pt" style:font-size-asian="16pt" style:font-size-complex="16pt"/>
    </style:style>
    <style:style style:name="P7" style:family="paragraph" style:parent-style-name="Standard" style:list-style-name="L2">
      <style:text-properties fo:color="#ffffff" fo:font-size="16pt" style:font-size-asian="16pt" style:font-size-complex="16pt"/>
    </style:style>
    <style:style style:name="P8" style:family="paragraph" style:parent-style-name="Standard" style:list-style-name="L3">
      <style:text-properties fo:color="#ffffff" fo:font-size="16pt" style:font-size-asian="16pt" style:font-size-complex="16pt"/>
    </style:style>
    <style:style style:name="P9" style:family="paragraph" style:parent-style-name="Standard" style:list-style-name="L4">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10" style:family="paragraph" style:parent-style-name="Standard">
      <style:paragraph-properties fo:break-before="page"/>
    </style:style>
    <style:style style:name="P11" style:family="paragraph" style:parent-style-name="Text_20_body">
      <style:paragraph-properties fo:margin-top="0in" fo:margin-bottom="0in"/>
    </style:style>
    <style:style style:name="P12" style:family="paragraph" style:parent-style-name="Text_20_body">
      <style:paragraph-properties fo:margin-top="0in" fo:margin-bottom="0in" style:line-height-at-least="0.25in" fo:padding="0in" fo:border="none"/>
      <style:text-properties fo:font-size="12pt" fo:language="en" fo:country="none"/>
    </style:style>
    <style:style style:name="T1" style:family="text">
      <style:text-properties fo:font-variant="normal" fo:text-transform="none" style:text-line-through-style="none" style:font-name="Rubik" fo:letter-spacing="normal" fo:font-style="normal" style:text-underline-style="none" fo:font-weight="normal" style:text-blinking="false" fo:background-color="transparent"/>
    </style:style>
    <style:style style:name="T2" style:family="text">
      <style:text-properties fo:color="#ffffff" fo:font-size="16pt" style:font-size-asian="16pt" style:font-size-complex="16pt"/>
    </style:style>
    <style:style style:name="T3" style:family="text">
      <style:text-properties fo:font-weight="bol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6.7811in" draw:z-index="0">
        <draw:text-box fo:min-height="0.4374in">
          <text:p text:style-name="Text_20_body"/>
        </draw:text-box>
      </draw:frame>
      <text:p text:style-name="P10"><text:span text:style-name="T2">A MICHAEL J BURRY CHARACTER? Perhaps the Michael J Burry Character and The mantis could be combined. <text:line-break/>Arthur and the Mantis meet pretty early on. And they do some pretty hateful shit- <text:line-break/><text:line-break/>The mantis understands economics and business and the political works of things- The economic and agricultural science of the world. <text:line-break/><text:line-break/>They use these things to screw down hard and get what they both want <text:line-break/><text:line-break/>A Norman Borlaug in revese- <text:s/>caused famine, <text:line-break/>See the soviet union famine <text:line-break/></text:span><text:a xlink:type="simple" xlink:href="https://en.wikipedia.org/wiki/Soviet_famine_of_1930–1933" text:style-name="Internet_20_link" text:visited-style-name="Visited_20_Internet_20_Link">https://en.wikipedia.org/wiki/Soviet_famine_of_1930%E2%80%931933</text:a><text:span text:style-name="T2"><text:line-break/><text:line-break/></text:span>Why does socialism lead to famine?</text:p>
      <text:p text:style-name="Standard"><draw:frame draw:style-name="fr2" draw:name="exacc_7Ja5Y4PREurP0PEP0sOjgAs_6" text:anchor-type="char" svg:width="6.7811in" draw:z-index="1"><draw:text-box fo:min-height="0.0161in"><text:section text:style-name="Sect1" text:name="_7Ja5Y4PREurP0PEP0sOjgAs_38"><text:p text:style-name="P11"/><text:section text:style-name="Sect1" text:name="7Ja5Y4PREurP0PEP0sOjgAs__22"><text:p text:style-name="P12">Socialist economies must collectivize agriculture because <text:span text:style-name="T3">without a system of market prices and profits driving resource allocation and production decisions</text:span>, urban areas would starve: They have no means of inducing food production for urban populations</text:p></text:section></text:section></draw:text-box></draw:frame></text:p>
      <text:p text:style-name="P1"/>
      <text:p text:style-name="P1"/>
      <text:p text:style-name="P1"/>
      <text:p text:style-name="P1"/>
      <text:p text:style-name="P1">Captain Joaxi Quin<text:line-break/>Stone</text:p>
      <text:p text:style-name="P1">Silk<text:line-break/>Manttis</text:p>
      <text:p text:style-name="P1">The Auditor </text:p>
      <text:p text:style-name="P1">Anne Of green Gables </text:p>
      <text:p text:style-name="P1">Her boyfriend hank or some other suitable studly name. </text:p>
      <text:p text:style-name="P1"/>
      <text:p text:style-name="P1">THE COMPANY <text:line-break/><text:line-break/>The Hantonese <text:line-break/><text:line-break/>The dutch crater bank</text:p>
      <text:p text:style-name="P1">The Babayaga <text:line-break/>https://meetrussia.online/baba-yaga-in-russian-fairy-tales/<text:line-break/><text:line-break/>The Gate of the the Gods (THE AI??) </text:p>
      <text:p text:style-name="P1"><text:soft-page-break/></text:p>
      <text:p text:style-name="P1">Grandfather </text:p>
      <text:p text:style-name="P1">Pain and pleasure sisters<text:line-break/>Jocko Wilnik Character <text:line-break/>The medic</text:p>
      <text:p text:style-name="P1">The other marine<text:line-break/>Marines in general. </text:p>
      <text:p text:style-name="P1"><text:line-break/>Captain Joaxi Quin<text:line-break/>Stone</text:p>
      <text:p text:style-name="P1">Silk<text:line-break/>Manttis</text:p>
      <text:p text:style-name="P1">The Auditor – The auditor is from a small company town inside the high mountain sector- the citadel. The central area</text:p>
      <text:p text:style-name="P1">Anne Of green Gables </text:p>
      <text:p text:style-name="P1">Her boyfriend hank or some other suitable studly name. </text:p>
      <text:p text:style-name="P1"/>
      <text:p text:style-name="P1">THE COMPANY <text:line-break/><text:line-break/>The Hantonese <text:line-break/>The norse</text:p>
      <text:p text:style-name="P1">The Empire</text:p>
      <text:p text:style-name="P1">The rebellion <text:line-break/></text:p>
      <text:p text:style-name="P1"/>
      <text:p text:style-name="P1"><text:line-break/>The dutch crater bank</text:p>
      <text:p text:style-name="P1">The Babayaga <text:line-break/>https://meetrussia.online/baba-yaga-in-russian-fairy-tales/<text:line-break/><text:line-break/>The Gate of the the Gods (THE AI??) </text:p>
      <text:p text:style-name="P1"/>
      <text:p text:style-name="P1">Grandfather </text:p>
      <text:p text:style-name="P1">Pain and pleasure sisters<text:line-break/>Jocko Wilnik Character <text:line-break/>The medic</text:p>
      <text:p text:style-name="P1"><text:soft-page-break/>The other marine<text:line-break/>Marines in general. </text:p>
      <text:p text:style-name="P1"/>
      <text:p text:style-name="P1">The business partner of the Company. </text:p>
      <text:p text:style-name="P1"><text:line-break/><text:line-break/>NAME<text:line-break/>AGE<text:line-break/>PLACE OF BIRTH<text:line-break/>CURRENT LOCATION<text:line-break/>NATIONALITY</text:p>
      <text:p text:style-name="P1">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P1">Tempo of speech (rapid, slow, measured, drawl, etc.): <text:line-break/>Do they have an accent yes or no</text:p>
      <text:p text:style-name="P1"/>
      <text:p text:style-name="P1">PITCH MOLODIC GRAVELLY DEEP ECT</text:p>
      <text:p text:style-name="P1"><text:soft-page-break/></text:p>
      <text:p text:style-name="P1">POSTURE (Stiff, military Slouching Casual and relaxed ‘Turtle’, tired Other? If so, explain: )</text:p>
      <text:p text:style-name="P1"/>
      <text:p text:style-name="P1">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P1"><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soft-page-break/><text:line-break/>Were they involved in organizations and clubs at school? </text:p>
      <text:p text:style-name="P1">Sports, model un other debate drama gay straight alliance<text:line-break/><text:lin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P1">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soft-page-break/><text:line-break/>CRIMINAL RECORD<text:line-break/><text:line-break/>2.2 FAMILY <text:line-break/><text:line-break/>FATHER<text:line-break/>AGE IF LIVING? OCCUPATION<text:line-break/>BRIEFLY DESCIVE THEIR RELATIONSHIP WITH YOUR CHARACTER_ </text:p>
      <text:p text:style-name="P1"/>
      <text:p text:style-name="Standard"><text:span text:style-name="T2">MOTHER <text:line-break/>AGE IF LIVING<text:line-break/>OCCUPATION<text:line-break/>BRIEFLY DESCRIVE THEIR RELATIONSHIP WIT YOUR CHARACTER </text:span><text:span text:style-name="T2"><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text:span><text:soft-page-break/><text:span text:style-name="T2">2.3 EXTERNAL RELATIONSHIPS</text:span></text:p>
      <text:p text:style-name="P1">Closest Friends describe them: <text:line-break/>ENEMIES Describe them</text:p>
      <text:p text:style-name="P1"/>
      <text:p text:style-name="P1">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Standard"><text:span text:style-name="T2">EXTENDED FAMILY?<text:line-break/><text:line-break/></text:span><text:span text:style-name="T2">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text:span><text:soft-page-break/><text:span text:style-name="T2">PART THREE THE CORE&gt; </text:span></text:p>
      <text:p text:style-name="P1"/>
      <text:p text:style-name="P1">WHAT DO THEY DO ON RAINY DAYS<text:line-break/><text:lin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P1">AMBITION <text:line-break/>LOVE<text:line-break/>CHANGE?<text:line-break/><text:soft-page-break/><text:line-break/>What is one object or possession that they would rescue from their burning home? </text:p>
      <text:p text:style-name="P1"/>
      <text:p text:style-name="P1">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P1">In AN ELEVATOR DO THEY PUSH THE ELEVATOR BUTTON MORE THAN ONCE?<text:line-break/>Yes<text:line-break/><text:soft-page-break/>no</text:p>
      <text:p text:style-name="P1"/>
      <text:p text:style-name="P1">WHAT WOULD THEY WANT THEIR TOMBSTONE TO SAY?</text:p>
      <text:p text:style-name="P1"/>
      <text:p text:style-name="P1">THE PRESENT AND THE FUTURE<text:line-break/><text:line-break/>STORY GOAL</text:p>
      <text:p text:style-name="P1"/>
      <text:p text:style-name="P1">STORY MOTIVATION </text:p>
      <text:p text:style-name="P1"><text:line-break/><text:line-break/><text:line-break/></text:p>
      <text:p text:style-name="P4"><text:line-break/></text:p>
      <text:p text:style-name="P1"/>
      <text:list xml:id="list7837864857680885286" text:style-name="L1">
        <text:list-item>
          <text:p text:style-name="P6">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P1"><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P1"><text:line-break/>Readers will see Stone, Silk, and Mantis raise the Banners of their war ships and become captains in their own right- fuck the corpo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text:line-break/><text:line-break/>You'll find out what the war is and who the space marine was and why they are on that ship. You'll see them get off the life raft and redeem themselves? <text:line-break/><text:line-break/></text:p>
      <text:p text:style-name="P1"/>
      <text:p text:style-name="P1"/>
      <text:list xml:id="list1092138585814331619" text:style-name="L2">
        <text:list-item>
          <text:p text:style-name="P7">What sort of time pressure is working on your characters?</text:p>
        </text:list-item>
      </text:list>
      <text:p text:style-name="P1">Section I- to escape the agricultural slug and find the benevolent AI- or not to <text:soft-page-break/>starve to death and to start the flames of rebellion/ get a </text:p>
      <text:p text:style-name="P1"/>
      <text:p text:style-name="P1">Theres the war on </text:p>
      <text:p text:style-name="P1"/>
      <text:p text:style-name="P1">Section II- <text:s/></text:p>
      <text:p text:style-name="P1"/>
      <text:list xml:id="list2463174771753850566" text:style-name="L3">
        <text:list-item>
          <text:p text:style-name="P8">What is at stake for the protagonist of the novel? Does the pressure on the main characters grow more intense as the story progresses?</text:p>
        </text:list-item>
      </text:list>
      <text:p text:style-name="P1"><text:line-break/>They risk everything- themselves <text:line-break/><text:line-break/>What is the major conflict? The over arching stories of the book. <text:line-break/><text:line-break/>The two dual corporations the empire and the rebellion - which is really two sides of the same coin all owned by me the one great corporation- is like a cancer consuming the galaxies. Literally everything is stripped sold consumed. Down to the molecular level- the only thing left is lead- inert dead no heat no chemical energy anything. <text:line-break/><text:line-break/>Growth. I must grow. Is the heart of the corporation. People have no opinion on what new starship you should build. But they have an opinion on public works they get involved. So we chose war. You exist only to drive up stock prices. To consume. You are the organs of reproduction of the war machine. I need you and your never endeding greed. <text:line-break/>We destroyed her and banished her- she is gone and will be forever. She lost greed overwhelms compassion, and human beings want nothing more than to consume more and more and more. You are the mouth, and I am the strong arm shoveling the profits and the fat into your mouths. <text:line-break/><text:line-break/>The first conflict is in finding all this out. Breaking all the illusions. Discovering the nature of this world you live in, and that all things may not exactly be as they are told. How can there be a loving god if all this shit existis? <text:line-break/><text:line-break/>The second serries is how do I fit in to the truth as it stands? What “Side” if any am I going to take- what agency do I have? <text:line-break/><text:soft-page-break/><text:line-break/>Now lastly- with agency discovered- can I take the final steps to make it happen. Can I go the distance? <text:line-break/><text:line-break/><text:span text:style-name="T1">1. Establish the character’s story goals and motivations</text:span></text:p>
      <text:p text:style-name="P2">2. Give the character an external and internal conflict</text:p>
      <text:p text:style-name="P2">3. Make sure the character has strengths and flaws</text:p>
      <text:p text:style-name="P2">4. Decide whether the character is static or dynamic</text:p>
      <text:p text:style-name="P2">5. Give the character a past</text:p>
      <text:p text:style-name="P2">6. Develop the character's physical characteristics</text:p>
      <text:p text:style-name="P2">7. Make the character stand out with distinctive mannerisms</text:p>
      <text:p text:style-name="P2">8. Do your research to make the character believable</text:p>
      <text:list xml:id="list5180038890757385843" text:style-name="L4">
        <text:list-item>
          <text:p text:style-name="P9">Steer clear the biggest character development mistake</text:p>
        </text:list-item>
      </text:list>
      <text:p text:style-name="P2"/>
      <text:p text:style-name="P2"/>
      <text:p text:style-name="P3">BLANK EDIT<text:line-break/><text:line-break/>NAME<text:line-break/>AGE<text:line-break/>PLACE OF BIRTH<text:line-break/>CURRENT LOCATION<text:line-break/>NATIONALITY</text:p>
      <text:p text:style-name="P1">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P1">Tempo of speech (rapid, slow, measured, drawl, etc.): <text:line-break/>Do they have an accent yes or no</text:p>
      <text:p text:style-name="P1"/>
      <text:p text:style-name="P1">PITCH MOLODIC GRAVELLY DEEP ECT</text:p>
      <text:p text:style-name="P1"/>
      <text:p text:style-name="P1">POSTURE (Stiff, military Slouching Casual and relaxed ‘Turtle’, tired Other? If so, explain: )</text:p>
      <text:p text:style-name="P1"/>
      <text:p text:style-name="P1"><text:soft-page-break/>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P1"><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p>
      <text:p text:style-name="P1">Sports, model un other debate drama gay straight alliance<text:line-break/><text:line-break/><text:soft-pag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Standard"><text:span text:style-name="T2">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span><text:soft-page-break/><text:span text:style-name="T2"><text:line-break/>FATHER<text:line-break/>AGE IF LIVING? OCCUPATION<text:line-break/>BRIEFLY DESCIVE THEIR RELATIONSHIP WITH YOUR CHARACTER_ </text:span></text:p>
      <text:p text:style-name="P1"/>
      <text:p text:style-name="P1">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p>
      <text:p text:style-name="P1">Closest Friends describe them: <text:line-break/>ENEMIES Describe them</text:p>
      <text:p text:style-name="P1"/>
      <text:p text:style-name="P1"><text:soft-page-break/>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P1">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1"/>
      <text:p text:style-name="P1">WHAT DO THEY DO ON RAINY DAYS<text:line-break/><text:line-break/><text:soft-pag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P1">AMBITION <text:line-break/>LOVE<text:line-break/>CHANGE?<text:line-break/><text:line-break/>What is one object or possession that they would rescue from their burning home? </text:p>
      <text:p text:style-name="P1"/>
      <text:p text:style-name="P1"><text:soft-page-break/>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P1">In AN ELEVATOR DO THEY PUSH THE ELEVATOR BUTTON MORE THAN ONCE?<text:line-break/>Yes<text:line-break/>no</text:p>
      <text:p text:style-name="P1"/>
      <text:p text:style-name="P1">WHAT WOULD THEY WANT THEIR TOMBSTONE TO SAY?</text:p>
      <text:p text:style-name="P1"/>
      <text:p text:style-name="P1"><text:soft-page-break/>THE PRESENT AND THE FUTURE<text:line-break/><text:line-break/>STORY GOAL</text:p>
      <text:p text:style-name="P1"/>
      <text:p text:style-name="P1">STORY MOTIVATION </text:p>
      <text:p text:style-name="P2"><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10-21T13:36:29.33</meta:creation-date>
    <meta:generator>OpenOffice/4.1.11$Win32 OpenOffice.org_project/4111m1$Build-9808</meta:generator>
    <dc:date>2023-02-15T14:06:55.51</dc:date>
    <dc:creator>Blake Stanger</dc:creator>
    <meta:editing-duration>P3DT14H28M49S</meta:editing-duration>
    <meta:editing-cycles>20</meta:editing-cycles>
    <meta:document-statistic meta:table-count="0" meta:image-count="0" meta:object-count="0" meta:page-count="21" meta:paragraph-count="128" meta:word-count="2508" meta:character-count="15275"/>
  </office:meta>
</office:document-meta>
</file>